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315" officeooo:paragraph-rsid="000e7315"/>
    </style:style>
    <style:style style:name="P2" style:family="paragraph" style:parent-style-name="Standard">
      <style:text-properties officeooo:rsid="00105240" officeooo:paragraph-rsid="00105240"/>
    </style:style>
    <style:style style:name="P3" style:family="paragraph" style:parent-style-name="Standard">
      <style:paragraph-properties fo:text-align="center" style:justify-single-word="false"/>
      <style:text-properties fo:font-size="16pt" officeooo:rsid="000e7315" officeooo:paragraph-rsid="000e7315" style:font-size-asian="16pt" style:font-size-complex="16pt"/>
    </style:style>
    <style:style style:name="P4" style:family="paragraph" style:parent-style-name="Standard">
      <style:text-properties officeooo:rsid="00114fbe" officeooo:paragraph-rsid="00114fbe"/>
    </style:style>
    <style:style style:name="P5" style:family="paragraph" style:parent-style-name="Standard">
      <style:text-properties officeooo:rsid="0012daa3" officeooo:paragraph-rsid="0012daa3"/>
    </style:style>
    <style:style style:name="P6" style:family="paragraph" style:parent-style-name="Standard">
      <style:text-properties officeooo:rsid="00155d34" officeooo:paragraph-rsid="00155d34"/>
    </style:style>
    <style:style style:name="P7" style:family="paragraph" style:parent-style-name="Standard">
      <style:text-properties officeooo:rsid="0018055c" officeooo:paragraph-rsid="0018055c"/>
    </style:style>
    <style:style style:name="P8" style:family="paragraph" style:parent-style-name="Standard">
      <style:text-properties officeooo:rsid="001a0429" officeooo:paragraph-rsid="001a0429"/>
    </style:style>
    <style:style style:name="P9" style:family="paragraph" style:parent-style-name="Standard">
      <style:text-properties officeooo:rsid="001ac3f9" officeooo:paragraph-rsid="001ac3f9"/>
    </style:style>
    <style:style style:name="P10" style:family="paragraph" style:parent-style-name="Standard">
      <style:text-properties officeooo:rsid="001d21d0" officeooo:paragraph-rsid="001d21d0"/>
    </style:style>
    <style:style style:name="P11" style:family="paragraph" style:parent-style-name="Standard">
      <style:text-properties officeooo:rsid="00215506" officeooo:paragraph-rsid="00215506"/>
    </style:style>
    <style:style style:name="P12" style:family="paragraph" style:parent-style-name="Standard">
      <style:text-properties style:font-name="Courier New" officeooo:rsid="00239d63" officeooo:paragraph-rsid="00239d63"/>
    </style:style>
    <style:style style:name="P13" style:family="paragraph" style:parent-style-name="Standard">
      <style:text-properties style:font-name="Liberation Serif" officeooo:rsid="00239d63" officeooo:paragraph-rsid="00239d63"/>
    </style:style>
    <style:style style:name="P14" style:family="paragraph" style:parent-style-name="Standard" style:list-style-name="L1">
      <style:text-properties officeooo:rsid="000e7315" officeooo:paragraph-rsid="000e7315"/>
    </style:style>
    <style:style style:name="P15" style:family="paragraph" style:parent-style-name="Standard" style:list-style-name="L1">
      <style:text-properties officeooo:rsid="00105240" officeooo:paragraph-rsid="00105240"/>
    </style:style>
    <style:style style:name="P16" style:family="paragraph" style:parent-style-name="Standard" style:list-style-name="L2">
      <style:text-properties officeooo:rsid="001d21d0" officeooo:paragraph-rsid="001d21d0"/>
    </style:style>
    <style:style style:name="P17" style:family="paragraph" style:parent-style-name="Standard">
      <style:text-properties style:font-name="Liberation Serif" officeooo:rsid="00239d63" officeooo:paragraph-rsid="00239d63"/>
    </style:style>
    <style:style style:name="P18" style:family="paragraph" style:parent-style-name="Standard">
      <style:text-properties style:font-name="Liberation Serif" officeooo:rsid="00252016" officeooo:paragraph-rsid="00252016"/>
    </style:style>
    <style:style style:name="P19" style:family="paragraph" style:parent-style-name="Standard">
      <style:text-properties style:font-name="Liberation Serif" officeooo:rsid="0025476f" officeooo:paragraph-rsid="0025476f"/>
    </style:style>
    <style:style style:name="P20" style:family="paragraph" style:parent-style-name="Standard">
      <style:text-properties style:font-name="Liberation Serif" officeooo:rsid="00288cb6" officeooo:paragraph-rsid="00288cb6"/>
    </style:style>
    <style:style style:name="P21" style:family="paragraph" style:parent-style-name="Standard">
      <style:text-properties style:font-name="Liberation Serif" officeooo:rsid="002b7885" officeooo:paragraph-rsid="002b7885"/>
    </style:style>
    <style:style style:name="P22" style:family="paragraph" style:parent-style-name="Standard">
      <style:text-properties style:font-name="Liberation Serif" officeooo:rsid="002bf093" officeooo:paragraph-rsid="002bf093"/>
    </style:style>
    <style:style style:name="P23" style:family="paragraph" style:parent-style-name="Standard">
      <style:text-properties style:font-name="Liberation Serif" officeooo:rsid="002c669e" officeooo:paragraph-rsid="002c669e"/>
    </style:style>
    <style:style style:name="P24" style:family="paragraph" style:parent-style-name="Standard">
      <style:text-properties style:font-name="Liberation Serif" officeooo:rsid="002e708a" officeooo:paragraph-rsid="002e708a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6pt" officeooo:rsid="002e708a" officeooo:paragraph-rsid="002e708a" style:font-size-asian="16pt" style:font-size-complex="16pt"/>
    </style:style>
    <style:style style:name="P26" style:family="paragraph" style:parent-style-name="Standard">
      <style:text-properties style:font-name="Liberation Serif" officeooo:rsid="002fa652" officeooo:paragraph-rsid="002fa652"/>
    </style:style>
    <style:style style:name="P27" style:family="paragraph" style:parent-style-name="Standard">
      <style:text-properties style:font-name="Liberation Serif" officeooo:rsid="00311bfe" officeooo:paragraph-rsid="00311bfe"/>
    </style:style>
    <style:style style:name="P28" style:family="paragraph" style:parent-style-name="Standard">
      <style:text-properties style:font-name="Liberation Serif" officeooo:rsid="0031d348" officeooo:paragraph-rsid="0031d348"/>
    </style:style>
    <style:style style:name="P29" style:family="paragraph" style:parent-style-name="Standard">
      <style:text-properties style:font-name="Liberation Serif" officeooo:rsid="0033228d" officeooo:paragraph-rsid="0033228d"/>
    </style:style>
    <style:style style:name="P30" style:family="paragraph" style:parent-style-name="Standard">
      <style:text-properties style:font-name="Liberation Serif" officeooo:rsid="00350930" officeooo:paragraph-rsid="00350930"/>
    </style:style>
    <style:style style:name="P31" style:family="paragraph" style:parent-style-name="Standard">
      <style:text-properties style:font-name="Liberation Serif" officeooo:rsid="0035136e" officeooo:paragraph-rsid="0035136e"/>
    </style:style>
    <style:style style:name="P32" style:family="paragraph" style:parent-style-name="Standard">
      <style:text-properties style:font-name="Liberation Serif" officeooo:rsid="0036e99c" officeooo:paragraph-rsid="0036e99c"/>
    </style:style>
    <style:style style:name="P33" style:family="paragraph" style:parent-style-name="Standard">
      <style:text-properties style:font-name="Liberation Serif" officeooo:rsid="0039eafd" officeooo:paragraph-rsid="0039eafd"/>
    </style:style>
    <style:style style:name="P34" style:family="paragraph" style:parent-style-name="Standard">
      <style:text-properties style:font-name="Liberation Serif" officeooo:rsid="003b45ef" officeooo:paragraph-rsid="003b45ef"/>
    </style:style>
    <style:style style:name="P35" style:family="paragraph" style:parent-style-name="Standard">
      <style:text-properties style:font-name="Liberation Serif" officeooo:rsid="003c33bb" officeooo:paragraph-rsid="003c33bb"/>
    </style:style>
    <style:style style:name="P36" style:family="paragraph" style:parent-style-name="Standard">
      <style:text-properties style:font-name="Courier New" officeooo:rsid="00239d63" officeooo:paragraph-rsid="00239d63"/>
    </style:style>
    <style:style style:name="P37" style:family="paragraph" style:parent-style-name="Standard">
      <style:text-properties style:font-name="Courier New" officeooo:rsid="00252016" officeooo:paragraph-rsid="00252016"/>
    </style:style>
    <style:style style:name="P38" style:family="paragraph" style:parent-style-name="Standard">
      <style:text-properties style:font-name="Courier New" officeooo:rsid="00288cb6" officeooo:paragraph-rsid="00288cb6"/>
    </style:style>
    <style:style style:name="P39" style:family="paragraph" style:parent-style-name="Standard">
      <style:text-properties style:font-name="Courier New" officeooo:paragraph-rsid="00288cb6"/>
    </style:style>
    <style:style style:name="P40" style:family="paragraph" style:parent-style-name="Standard">
      <style:text-properties style:font-name="Courier New" officeooo:rsid="002b7885" officeooo:paragraph-rsid="002b7885"/>
    </style:style>
    <style:style style:name="P41" style:family="paragraph" style:parent-style-name="Standard">
      <style:text-properties style:font-name="Courier New" officeooo:rsid="002bf093" officeooo:paragraph-rsid="002bf093"/>
    </style:style>
    <style:style style:name="P42" style:family="paragraph" style:parent-style-name="Standard">
      <style:text-properties style:font-name="Courier New" officeooo:rsid="002c669e" officeooo:paragraph-rsid="002c669e"/>
    </style:style>
    <style:style style:name="P43" style:family="paragraph" style:parent-style-name="Standard">
      <style:text-properties style:font-name="Courier New" officeooo:rsid="0031d348" officeooo:paragraph-rsid="0031d348"/>
    </style:style>
    <style:style style:name="P44" style:family="paragraph" style:parent-style-name="Standard">
      <style:text-properties style:font-name="Courier New" officeooo:rsid="00350930" officeooo:paragraph-rsid="00350930"/>
    </style:style>
    <style:style style:name="P45" style:family="paragraph" style:parent-style-name="Standard">
      <style:text-properties style:font-name="Courier New" officeooo:rsid="0035136e" officeooo:paragraph-rsid="0035136e"/>
    </style:style>
    <style:style style:name="P46" style:family="paragraph" style:parent-style-name="Standard">
      <style:text-properties style:font-name="Courier New" officeooo:rsid="0036e99c" officeooo:paragraph-rsid="0036e99c"/>
    </style:style>
    <style:style style:name="P47" style:family="paragraph" style:parent-style-name="Standard">
      <style:text-properties style:font-name="Courier New" officeooo:rsid="003b45ef" officeooo:paragraph-rsid="003b45ef"/>
    </style:style>
    <style:style style:name="P48" style:family="paragraph" style:parent-style-name="Standard">
      <style:text-properties style:font-name="Courier New" officeooo:rsid="003c33bb" officeooo:paragraph-rsid="003c33bb"/>
    </style:style>
    <style:style style:name="T1" style:family="text">
      <style:text-properties officeooo:rsid="00105240"/>
    </style:style>
    <style:style style:name="T2" style:family="text">
      <style:text-properties officeooo:rsid="0012daa3"/>
    </style:style>
    <style:style style:name="T3" style:family="text">
      <style:text-properties officeooo:rsid="001417b4"/>
    </style:style>
    <style:style style:name="T4" style:family="text">
      <style:text-properties style:font-name="Courier New"/>
    </style:style>
    <style:style style:name="T5" style:family="text">
      <style:text-properties style:font-name="Courier New" officeooo:rsid="0012daa3"/>
    </style:style>
    <style:style style:name="T6" style:family="text">
      <style:text-properties style:font-name="Courier New" officeooo:rsid="0016894e"/>
    </style:style>
    <style:style style:name="T7" style:family="text">
      <style:text-properties style:font-name="Courier New" officeooo:rsid="001c7cbd"/>
    </style:style>
    <style:style style:name="T8" style:family="text">
      <style:text-properties officeooo:rsid="0016894e"/>
    </style:style>
    <style:style style:name="T9" style:family="text">
      <style:text-properties officeooo:rsid="001ac3f9"/>
    </style:style>
    <style:style style:name="T10" style:family="text">
      <style:text-properties officeooo:rsid="001c7cbd"/>
    </style:style>
    <style:style style:name="T11" style:family="text">
      <style:text-properties officeooo:rsid="001e964a"/>
    </style:style>
    <style:style style:name="T12" style:family="text">
      <style:text-properties officeooo:rsid="00239d63"/>
    </style:style>
    <style:style style:name="T13" style:family="text">
      <style:text-properties officeooo:rsid="00252016"/>
    </style:style>
    <style:style style:name="T14" style:family="text">
      <style:text-properties style:font-name="Courier New"/>
    </style:style>
    <style:style style:name="T15" style:family="text">
      <style:text-properties style:font-name="Courier New" officeooo:rsid="00252016"/>
    </style:style>
    <style:style style:name="T16" style:family="text">
      <style:text-properties style:font-name="Courier New" officeooo:rsid="002c669e"/>
    </style:style>
    <style:style style:name="T17" style:family="text">
      <style:text-properties style:font-name="Courier New" officeooo:rsid="003450ca"/>
    </style:style>
    <style:style style:name="T18" style:family="text">
      <style:text-properties style:font-name="Courier New" officeooo:rsid="0037f651"/>
    </style:style>
    <style:style style:name="T19" style:family="text">
      <style:text-properties officeooo:rsid="002843a1"/>
    </style:style>
    <style:style style:name="T20" style:family="text">
      <style:text-properties officeooo:rsid="00288cb6"/>
    </style:style>
    <style:style style:name="T21" style:family="text">
      <style:text-properties officeooo:rsid="002a1581"/>
    </style:style>
    <style:style style:name="T22" style:family="text">
      <style:text-properties officeooo:rsid="002c669e"/>
    </style:style>
    <style:style style:name="T23" style:family="text">
      <style:text-properties officeooo:rsid="00311bfe"/>
    </style:style>
    <style:style style:name="T24" style:family="text">
      <style:text-properties officeooo:rsid="0031d348"/>
    </style:style>
    <style:style style:name="T25" style:family="text">
      <style:text-properties officeooo:rsid="003450ca"/>
    </style:style>
    <style:style style:name="T26" style:family="text">
      <style:text-properties officeooo:rsid="0036e99c"/>
    </style:style>
    <style:style style:name="T27" style:family="text">
      <style:text-properties officeooo:rsid="0037f651"/>
    </style:style>
    <style:style style:name="T28" style:family="text">
      <style:text-properties officeooo:rsid="003b45ef"/>
    </style:style>
    <style:style style:name="T29" style:family="text">
      <style:text-properties officeooo:rsid="003ebc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.</text:p>
      <text:p text:style-name="P1"/>
      <text:p text:style-name="P1">1. Интерпретатор состоит из следующих частей:</text:p>
      <text:p text:style-name="P1"/>
      <text:list xml:id="list4107922226023904005" text:style-name="L1">
        <text:list-item>
          <text:p text:style-name="P14">сканер — преобразует входной поток <text:span text:style-name="T1">в набор токенов-терминалов;</text:span></text:p>
        </text:list-item>
        <text:list-item>
          <text:p text:style-name="P15">парсер — объединяет токены-терминалы в нетерминалы;</text:p>
        </text:list-item>
        <text:list-item>
          <text:p text:style-name="P15">анализатор — строит синтаксическое дерево из полученных токенов;</text:p>
        </text:list-item>
        <text:list-item>
          <text:p text:style-name="P15">оптимизатор — преобразует синтаксическое дерево;</text:p>
        </text:list-item>
        <text:list-item>
          <text:p text:style-name="P15">генератор — генерирует байт-код;</text:p>
        </text:list-item>
        <text:list-item>
          <text:p text:style-name="P15">виртуальная машина — исполняет байт-код.</text:p>
        </text:list-item>
      </text:list>
      <text:p text:style-name="P2"/>
      <text:p text:style-name="P4">2. Байт-код может быть скомпилирован и запущен позже, без компиляции.</text:p>
      <text:p text:style-name="P4"/>
      <text:p text:style-name="P4">3. Байт-код представляет собой набор классов, наследуемых от общего абстрактного класса <text:span text:style-name="T4">instruction</text:span>. Абстрактный класс <text:span text:style-name="T2">содержит виртуальный метод </text:span><text:span text:style-name="T5">exec()</text:span><text:span text:style-name="T2">, который выполняет инструкцию и возвращает указатель на следующую инструкцию. Потом выполняется следующая инструкция, и так далее до тех пор, пока очередная инструкция не вернёт </text:span><text:span text:style-name="T5">nullptr</text:span><text:span text:style-name="T2">.</text:span></text:p>
      <text:p text:style-name="P4"/>
      <text:p text:style-name="P5">4. <text:span text:style-name="T3">Многопоточность реализуется поочерёдным выполнением инструкций из разных потоков.</text:span></text:p>
      <text:p text:style-name="P5"/>
      <text:p text:style-name="P6">5. Поскольку байт-код может быть сохранен, <text:span text:style-name="T8">набор классов байт-кода должен быть сериализуемым</text:span>. Для <text:span text:style-name="T8">этого класс </text:span><text:span text:style-name="T6">instruction</text:span><text:span text:style-name="T8"> должен содержать метод </text:span><text:span text:style-name="T6">serialize(vector&lt;char&gt; &amp;dst)</text:span><text:span text:style-name="T8">, который переводит инструкцию в набор байт. Так же, должен быть написан десериализатор и фабричный класс </text:span><text:span text:style-name="T6">instruction_factory</text:span><text:span text:style-name="T8">, который воссоздаёт инструкции из набора байт.</text:span></text:p>
      <text:p text:style-name="P6"/>
      <text:p text:style-name="P7">6. Связи между отдельными инструкциями реализуются прямыми указателями. Однако, каждая инструкция должна иметь уникальный идентификатор, и при сериализации связи заменяются на указатели.</text:p>
      <text:p text:style-name="P7"/>
      <text:p text:style-name="P7">7. Часто используемые цепочки инструкций заменяются на одну инструкцию, которая делает все то же самое, только за один такт.</text:p>
      <text:p text:style-name="P7"/>
      <text:p text:style-name="P8">8. Инструкции выполняются виртуальной машиной. Обмен данными осуществляется главным образом через стек. Некоторые данные (такие, как адрес следующей инструкции), хранятся в регистрах. Стек и набор регистров для каждого потока свои.</text:p>
      <text:p text:style-name="P8"/>
      <text:p text:style-name="P8">9. <text:span text:style-name="T9">Сборщик мусора использует стеки потоков в качестве корня.</text:span></text:p>
      <text:p text:style-name="P8"/>
      <text:p text:style-name="P9">10. Все данные имеют один и тот же размер. <text:span text:style-name="T10">Это требуется для упрощённой реализации стека, и, возможно, распределителей памяти. Поэтому все данные представлены в классе </text:span><text:span text:style-name="T7">variant</text:span><text:span text:style-name="T10">, который состоит из:</text:span></text:p>
      <text:p text:style-name="P9"/>
      <text:list xml:id="list7778416368478112728" text:style-name="L2">
        <text:list-item>
          <text:p text:style-name="P16">объединения (union), которое содержит данные;</text:p>
        </text:list-item>
        <text:list-item>
          <text:p text:style-name="P16">обработчика (handler), который обрабатывает данные.</text:p>
        </text:list-item>
      </text:list>
      <text:p text:style-name="P10"/>
      <text:p text:style-name="P10"><text:soft-page-break/>11. <text:span text:style-name="T11">Извне все данные должны быть представлены в виде объектов. Однако, объекты «тяжёлые» и создаются долго. Поэтому некоторые данные должны быть представлены в виде примитивов. Для инструкции не должно быть разницы, объект она обрабатывает или примитив.</text:span></text:p>
      <text:p text:style-name="P10"/>
      <text:p text:style-name="P11"><text:span text:style-name="T12">12. </text:span>Примерная реализация типа <text:span text:style-name="T4">variant</text:span>:</text:p>
      <text:p text:style-name="P11"/>
      <text:p text:style-name="P12">class g_variant</text:p>
      <text:p text:style-name="P12">{</text:p>
      <text:p text:style-name="P12">public:</text:p>
      <text:p text:style-name="P12"><text:s text:c="4"/>union</text:p>
      <text:p text:style-name="P12"><text:s text:c="4"/>{</text:p>
      <text:p text:style-name="P12"><text:s text:c="8"/>int _integer;</text:p>
      <text:p text:style-name="P12"><text:s text:c="8"/>double _real;</text:p>
      <text:p text:style-name="P12"><text:s text:c="8"/>g_object *_object;</text:p>
      <text:p text:style-name="P12"><text:s text:c="4"/>} data;</text:p>
      <text:p text:style-name="P12"><text:s text:c="4"/>g_handler *handler;</text:p>
      <text:p text:style-name="P12">};</text:p>
      <text:p text:style-name="P12"/>
      <text:p text:style-name="P13">Поле <text:span text:style-name="T4">handler</text:span> никогда не бывает <text:span text:style-name="T4">nullptr</text:span>. </text:p>
      <text:p text:style-name="P13"/>
      <text:p text:style-name="P13">13. <text:span text:style-name="T13">Примерная реализация типа </text:span><text:span text:style-name="T15">handler</text:span><text:span text:style-name="T13">:</text:span></text:p>
      <text:p text:style-name="P13"/>
      <text:p text:style-name="P12"><text:s/><text:span text:style-name="T13">class g_handler</text:span></text:p>
      <text:p text:style-name="P37">{</text:p>
      <text:p text:style-name="P37">public:</text:p>
      <text:p text:style-name="P37"><text:s text:c="4"/>virtual g_variant plus(g_variant left, g_variant right) = 0;</text:p>
      <text:p text:style-name="P37"><text:s text:c="4"/>virtual g_variant minus(g_variant left, g_variant right) = 0;</text:p>
      <text:p text:style-name="P37">};</text:p>
      <text:p text:style-name="P18"/>
      <text:p text:style-name="P19">14. Объект содержит <text:span text:style-name="T19">список прототипов (вектор) и ассоциативный массив с другими объектами.</text:span></text:p>
      <text:p text:style-name="P19"/>
      <text:p text:style-name="P38">class g_object</text:p>
      <text:p text:style-name="P38">{</text:p>
      <text:p text:style-name="P38">protected:</text:p>
      <text:p text:style-name="P38"><text:s text:c="4"/>std::map&lt;g_object*, g_variant, g_object_less&gt; _objects;</text:p>
      <text:p text:style-name="P38"><text:s text:c="4"/>std::vector&lt;g_object*&gt; _proto;</text:p>
      <text:p text:style-name="P38"/>
      <text:p text:style-name="P38">public:</text:p>
      <text:p text:style-name="P38"><text:s text:c="4"/>virtual g_object_type type() <text:span text:style-name="T21">const</text:span>;</text:p>
      <text:p text:style-name="P39"><text:span text:style-name="T20"><text:s text:c="4"/></text:span>virtual bool less(const g_object *object) const;</text:p>
      <text:p text:style-name="P38">};</text:p>
      <text:p text:style-name="P38"/>
      <text:p text:style-name="P20">15. <text:span text:style-name="T4">g_object_less</text:span> это класс для реализации операции «меньше».</text:p>
      <text:p text:style-name="P21">Он сравнивает объекты сначала по их типу, а для объектов одинакового типа вызывает метод <text:span text:style-name="T4">less()</text:span>:</text:p>
      <text:p text:style-name="P21"/>
      <text:p text:style-name="P40">bool g_object_less::operator ()(const g_object *a, const g_object *b) const</text:p>
      <text:p text:style-name="P40">{</text:p>
      <text:p text:style-name="P40"><text:soft-page-break/><text:s text:c="4"/>if (a == b)</text:p>
      <text:p text:style-name="P40"><text:s text:c="8"/>return false;</text:p>
      <text:p text:style-name="P40"/>
      <text:p text:style-name="P40"><text:s text:c="4"/>g_object_type x = a-&gt;type();</text:p>
      <text:p text:style-name="P40"><text:s text:c="4"/>g_object_type y = b-&gt;type();</text:p>
      <text:p text:style-name="P40"/>
      <text:p text:style-name="P40"><text:s text:c="4"/>if (x == y)</text:p>
      <text:p text:style-name="P40"><text:s text:c="8"/>return a-&gt;less(b);</text:p>
      <text:p text:style-name="P40"/>
      <text:p text:style-name="P40"><text:s text:c="4"/>return x &lt; y;</text:p>
      <text:p text:style-name="P40">}</text:p>
      <text:p text:style-name="P40"/>
      <text:p text:style-name="P22">16. <text:span text:style-name="T4">g_object_type</text:span> это enum, который описывает разные типы объекта.</text:p>
      <text:p text:style-name="P22"/>
      <text:p text:style-name="P41">enum g_object_type</text:p>
      <text:p text:style-name="P41">{</text:p>
      <text:p text:style-name="P41"><text:s text:c="4"/>KEY,</text:p>
      <text:p text:style-name="P41"><text:s text:c="4"/>GENERIC,</text:p>
      <text:p text:style-name="P41"><text:s text:c="4"/>STRING,</text:p>
      <text:p text:style-name="P41"><text:s text:c="4"/>INTEGER</text:p>
      <text:p text:style-name="P41">};</text:p>
      <text:p text:style-name="P41"/>
      <text:p text:style-name="P22">17. Тип <text:span text:style-name="T4">GENERIC</text:span> имеют <text:span text:style-name="T22">объекты, созданные с помощью скобок </text:span><text:span text:style-name="T16">{ }</text:span><text:span text:style-name="T22">:</text:span></text:p>
      <text:p text:style-name="P22"/>
      <text:p text:style-name="P42">var obj = { };</text:p>
      <text:p text:style-name="P23"/>
      <text:p text:style-name="P23">18. Тип <text:span text:style-name="T4">KEY</text:span> имеют специальные объекты, которые создаются из идентификаторов.</text:p>
      <text:p text:style-name="P24">Идентификаторы с одинаковыми именами имеют одинаковые номера. Поэтому операция «меньше» для таких объектов проще (нужно сравнивать цифры) и поиск объекта в массиве производится быстрее.</text:p>
      <text:p text:style-name="P24"/>
      <text:p text:style-name="P25">B.</text:p>
      <text:p text:style-name="P24"/>
      <text:p text:style-name="P26">1. <text:span text:style-name="T23">Парсер объединяет токены-терминалы в нетерминалы. Парсер запускается только в том случае, если сканер отработал без ошибок. Соответственно, на этом этапе мы знаем, что все токены валидные и невалидной может быть только последовательность токенов.</text:span></text:p>
      <text:p text:style-name="P26"/>
      <text:p text:style-name="P27">2. <text:span text:style-name="T24">Каждый токен имеет тэг. Тэг означает тип этого токена. Например,</text:span></text:p>
      <text:p text:style-name="P27"/>
      <text:p text:style-name="P43"><text:span text:style-name="T28">class</text:span> g_tag</text:p>
      <text:p text:style-name="P43">{</text:p>
      <text:p text:style-name="P43"><text:s text:c="4"/><text:span text:style-name="T28">enum g_tag_type</text:span></text:p>
      <text:p text:style-name="P43"><text:s text:c="4"/><text:span text:style-name="T28">{</text:span></text:p>
      <text:p text:style-name="P43"><text:s text:c="8"/>IDENTIFIER,</text:p>
      <text:p text:style-name="P43"><text:s text:c="8"/>EXPRESSION,</text:p>
      <text:p text:style-name="P43"><text:s text:c="8"/>//. . .</text:p>
      <text:p text:style-name="P43"><text:span text:style-name="T28"><text:s text:c="4"/>}</text:span></text:p>
      <text:p text:style-name="P43">};</text:p>
      <text:p text:style-name="P28"/>
      <text:p text:style-name="P29"><text:soft-page-break/>3. Токен имеет только один тэг. Некоторые классы токенов могут иметь один и тот же тэг (число это выражение, строка это тоже выражение).</text:p>
      <text:p text:style-name="P29"/>
      <text:p text:style-name="P29">4. <text:span text:style-name="T25">Правило - это класс, который имеет метод </text:span><text:span text:style-name="T17">check()</text:span><text:span text:style-name="T25">, который принимает на вход токен и возвращает </text:span><text:span text:style-name="T17">true</text:span><text:span text:style-name="T25"> если правило сработало (применимо к этому токену) и </text:span><text:span text:style-name="T17">false</text:span><text:span text:style-name="T25">, если правило не сработало.</text:span></text:p>
      <text:p text:style-name="P29"/>
      <text:p text:style-name="P44">class g_rule</text:p>
      <text:p text:style-name="P44">{</text:p>
      <text:p text:style-name="P44">public:</text:p>
      <text:p text:style-name="P44"><text:s text:c="4"/>virtual bool check(g_token *token) = 0;</text:p>
      <text:p text:style-name="P44">};</text:p>
      <text:p text:style-name="P30"/>
      <text:p text:style-name="P31">5. Шаблон - это класс, который состоит из последовательности правил. Шаблон имеет метод <text:span text:style-name="T4">check()</text:span>, который проверяет применимость шаблона к последовательности токенов.</text:p>
      <text:p text:style-name="P31"/>
      <text:p text:style-name="P45"><text:span text:style-name="T26">template </text:span>class g_<text:span text:style-name="T26">pattern</text:span></text:p>
      <text:p text:style-name="P45">{</text:p>
      <text:p text:style-name="P45">public:</text:p>
      <text:p text:style-name="P45"><text:s text:c="4"/><text:span text:style-name="T26">bool check(g_token *token);</text:span></text:p>
      <text:p text:style-name="P45">};</text:p>
      <text:p text:style-name="P46"/>
      <text:p text:style-name="P32">6. <text:span text:style-name="T27">Шаблоны строятся из правил с помощью перегруженных операторов </text:span><text:span text:style-name="T18">»</text:span><text:span text:style-name="T27"> и </text:span><text:span text:style-name="T18">«</text:span><text:span text:style-name="T27"> .</text:span></text:p>
      <text:p text:style-name="P32"/>
      <text:p text:style-name="P33">7. Проверка <text:span text:style-name="T28">применимости шаблона всегда начинается с тэга.</text:span></text:p>
      <text:p text:style-name="P34">Сам тэг должен также иметь перегруженные операторы <text:span text:style-name="T4">»</text:span> и <text:span text:style-name="T4">«</text:span>:</text:p>
      <text:p text:style-name="P34"/>
      <text:p text:style-name="P47">class g_tag</text:p>
      <text:p text:style-name="P47">{</text:p>
      <text:p text:style-name="P47"><text:s text:c="4"/>g_pattern_2_tags operator&gt;&gt;(g_tag &amp;tag);</text:p>
      <text:p text:style-name="P47">};</text:p>
      <text:p text:style-name="P47"/>
      <text:p text:style-name="P35">Для каждого типа второго операнда делается свой шаблонный класс, который наследуется от <text:span text:style-name="T4">g_pattern</text:span>.</text:p>
      <text:p text:style-name="P35"/>
      <text:p text:style-name="P35">8. Шаблоны должны работать как «направо», так и «налево»:</text:p>
      <text:p text:style-name="P35"/>
      <text:p text:style-name="P48">EXPRESSION « OPERATOR » EXPRESSION</text:p>
      <text:p text:style-name="P35"/>
      <text:p text:style-name="P35">Сначала проверяется тэг по центру, потом - «левая» сторона, и потом «правая».</text:p>
      <text:p text:style-name="P35"/>
      <text:p text:style-name="P35">9. <text:span text:style-name="T29">При свёртке последовательности токенов в нетерминал вызывается метод, в который передаются все токены. Скорее всего, стоит применить алгоритм подсчёта ссылок или умный указатель для удаления ненужных токен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3:36:04.678593080</meta:creation-date>
    <dc:date>2018-12-06T17:00:29.740320431</dc:date>
    <meta:editing-duration>PT22H37M16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4" meta:paragraph-count="111" meta:word-count="776" meta:character-count="5668" meta:non-whitespace-character-count="4839"/>
  </office:meta>
</office:document-meta>
</file>